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fo:line-height="100%" fo:text-align="justify" style:justify-single-word="false" style:snap-to-layout-grid="false"/>
    </style:style>
    <style:style style:name="P6" style:family="paragraph" style:parent-style-name="Text_20_body">
      <style:paragraph-properties fo:margin-top="0cm" fo:margin-bottom="0cm" fo:line-height="100%" fo:text-align="justify" style:justify-single-word="false" style:snap-to-layout-gri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</style:style>
    <style:style style:name="P8" style:family="paragraph" style:parent-style-name="Standard">
      <style:paragraph-properties fo:margin-top="0cm" fo:margin-bottom="0cm" fo:line-height="100%" style:snap-to-layout-grid="false"/>
    </style:style>
    <style:style style:name="P9" style:family="paragraph" style:parent-style-name="Standard">
      <style:paragraph-properties fo:margin-top="0cm" fo:margin-bottom="0cm" fo:line-height="100%" fo:text-align="start" style:justify-single-word="false" style:snap-to-layout-grid="false"/>
    </style:style>
    <style:style style:name="P10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6pt" fo:font-weight="bold" style:font-size-asian="16pt" style:font-weight-asian="bold"/>
    </style:style>
    <style:style style:name="P11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text-transform="uppercase" fo:font-size="16pt" fo:font-weight="bold" style:font-size-asian="16pt" style:font-weight-asian="bold"/>
    </style:style>
    <style:style style:name="P1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text-transform="uppercase" fo:font-size="14pt" fo:font-weight="bold" style:font-size-asian="14pt" style:font-weight-asian="bold"/>
    </style:style>
    <style:style style:name="P13" style:family="paragraph" style:parent-style-name="Standard">
      <style:paragraph-properties fo:margin-top="0cm" fo:margin-bottom="0cm" fo:line-height="100%" fo:text-align="start" style:justify-single-word="false" style:snap-to-layout-grid="false"/>
      <style:text-properties fo:font-weight="bold" style:font-weight-asian="bold"/>
    </style:style>
    <style:style style:name="P14" style:family="paragraph" style:parent-style-name="Standard">
      <style:paragraph-properties fo:margin-left="1.501cm" fo:margin-right="0cm" fo:text-indent="1.249cm" style:auto-text-indent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fo:line-height="100%" fo:text-align="start" style:justify-single-word="false" style:snap-to-layout-grid="false"/>
      <style:text-properties fo:font-weight="bold" style:font-weight-asian="bold"/>
    </style:style>
  </office:automatic-styles>
  <office:body>
    <office:text>
      <office:forms form:automatic-focus="false" form:apply-design-mode="false">
        <form:form form:name="text_form" form:apply-filter="true" form:method="post" form:control-implementation="ooo:com.sun.star.form.component.Form" office:target-frame="" xlink:href="/translate_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sl" form:control-implementation="ooo:com.sun.star.form.component.HiddenControl" form:id="control1" form:value="auto"/>
          <form:hidden form:name="tl" form:control-implementation="ooo:com.sun.star.form.component.HiddenControl" form:id="control2" form:value="en"/>
        </form:form>
        <form:form form:name="unnamed0" form:apply-filter="true" form:method="post" form:control-implementation="ooo:com.sun.star.form.component.Form" office:target-frame="hidden_iframe" xlink:href="/translate_suggestion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hl" form:control-implementation="ooo:com.sun.star.form.component.HiddenControl" form:id="control3" form:value="pl"/>
          <form:hidden form:name="oe" form:control-implementation="ooo:com.sun.star.form.component.HiddenControl" form:id="control4" form:value="UTF-8"/>
          <form:hidden form:name="text" form:control-implementation="ooo:com.sun.star.form.component.HiddenControl" form:id="control5" form:value="praca inżynierska"/>
          <form:hidden form:name="langpair" form:control-implementation="ooo:com.sun.star.form.component.HiddenControl" form:id="control6" form:value="auto|en"/>
          <form:hidden form:name="gtrans" form:control-implementation="ooo:com.sun.star.form.component.HiddenControl" form:id="control7" form:value="Engineering work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nouncement</text:h>
      <text:p text:style-name="Standard"/>
      <text:p text:style-name="P14">I declare that the engineer labour represented below has been prepared and executed independent.</text:p>
      <text:p text:style-name="P14"/>
      <text:p text:style-name="P14"><text:tab/><text:tab/><text:tab/><text:tab/><text:tab/><text:tab/><text:tab/><text:tab/>Author signature</text:p>
      <text:p text:style-name="Standard"/>
      <text:p text:style-name="Standard"/>
      <text:h text:style-name="Heading_20_1" text:outline-level="1">Work summary.</text:h>
      <text:p text:style-name="akapit_20_standardowy">The main goal of my engineer labour was to create a voice communicator, that could be used to support the work of telephone salesman. I represent the it's development, from creating the utilitarian software, to the realization of this project in a programming language. I demonstrate, step by step, the processes that lead to the creation of the final – working <text:s/>version of my VoIP communicator softwa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color="#000000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fo:background-color="transparent" fo:padding="0cm" fo:border-left="none" fo:border-right="none" fo:border-top="none" fo:border-bottom="0.035cm solid #000000" style:shadow="none" fo:keep-with-next="always">
        <style:tab-stops/>
        <style:background-image/>
      </style:paragraph-properties>
      <style:text-properties style:font-name="Arial" fo:font-size="11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cm" fo:margin-bottom="1cm" fo:text-align="end" style:justify-single-word="false" fo:background-color="transparent" style:shadow="none" text:number-lines="false" text:line-number="0">
        <style:tab-stops/>
        <style:background-image/>
      </style:paragraph-properties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class="text" style:default-outline-level="3">
      <style:text-properties fo:color="#000000"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master-page-name="">
      <style:paragraph-properties fo:line-height="150%" fo:text-align="start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52cm" fo:margin-bottom="0.21cm"/>
      <style:text-properties fo:color="#000000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221cm" fo:margin-bottom="0.21cm"/>
      <style:text-properties fo:color="#000000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text-align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page-layout style:name="pm1" style:page-usage="right">
      <style:page-layout-properties fo:page-width="21.01cm" fo:page-height="29.69cm" style:num-format="1" style:print-orientation="portrait" fo:margin-top="2.499cm" fo:margin-bottom="2.499cm" fo:margin-left="3.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subject>Engineering labour.</text:subject>. <text:title>Dedicated VoIP client for controll support and work organisation for sales assistants.</text:title></text:p>
      </style:header>
      <style:footer>
        <text:p text:style-name="P2">Strona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dc:title>Dedicated VoIP client for controll support and work organisation for sales assistants.</dc:title>
    <dc:subject>Engineering labour.</dc:subject>
    <meta:creation-date>2008-08-16T18:40:56</meta:creation-date>
    <dc:creator>Daniel Dettlaff</dc:creator>
    <dc:date>2008-09-14T22:35:56</dc:date>
    <meta:editing-cycles>230</meta:editing-cycles>
    <meta:editing-duration>P1DT5H57M34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7" meta:word-count="86" meta:character-count="561"/>
  </office:meta>
</office:document-meta>
</file>